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3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weight="bold" style:font-weight-asian="bold" style:font-weight-complex="bold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intro-proxyServer" draw:style-name="dp1" draw:master-page-name="Default">
        <draw:circle draw:style-name="gr1" draw:text-style-name="P2" draw:layer="layout" svg:width="3.5cm" svg:height="3.5cm" svg:x="8.8cm" svg:y="2.6cm">
          <text:p text:style-name="P1"><text:span text:style-name="T1">C</text:span></text:p>
        </draw:circle>
        <draw:rect draw:style-name="gr2" draw:text-style-name="P3" draw:layer="layout" svg:width="5.5cm" svg:height="3cm" svg:x="7.9cm" svg:y="9.5cm">
          <text:p text:style-name="P1"><text:span text:style-name="T2">Repose</text:span></text:p>
        </draw:rect>
        <draw:rect draw:style-name="gr2" draw:text-style-name="P4" draw:layer="layout" svg:width="5.5cm" svg:height="3cm" svg:x="8cm" svg:y="14.5cm">
          <text:p text:style-name="P1"><text:span text:style-name="T3">Origin</text:span></text:p>
          <text:p text:style-name="P1"><text:span text:style-name="T3">Service</text:span></text:p>
        </draw:rect>
        <draw:line draw:style-name="gr3" draw:text-style-name="P1" draw:layer="layout" svg:x1="2.679cm" svg:y1="7.468cm" svg:x2="18.679cm" svg:y2="7.468cm">
          <text:p/>
        </draw:line>
        <draw:line draw:style-name="gr4" draw:text-style-name="P1" draw:layer="layout" svg:x1="10.5cm" svg:y1="6cm" svg:x2="10.5cm" svg:y2="9.5cm">
          <text:p/>
        </draw:line>
        <draw:line draw:style-name="gr4" draw:text-style-name="P1" draw:layer="layout" svg:x1="10.5cm" svg:y1="12.5cm" svg:x2="10.5cm" svg:y2="14.5cm">
          <text:p/>
        </draw:line>
        <draw:frame draw:style-name="gr5" draw:text-style-name="P5" draw:layer="layout" svg:width="2.763cm" svg:height="0.962cm" svg:x="15.4cm" svg:y="5.821cm">
          <draw:text-box>
            <text:p><text:span text:style-name="T4">external</text:span></text:p>
          </draw:text-box>
        </draw:frame>
        <draw:frame draw:style-name="gr5" draw:text-style-name="P5" draw:layer="layout" svg:width="5.336cm" svg:height="0.962cm" svg:x="11.5cm" svg:y="7.542cm">
          <draw:text-box>
            <text:p><text:span text:style-name="T4">service boundary</text:span></text:p>
          </draw:text-box>
        </draw:frame>
        <draw:frame draw:style-name="gr5" draw:text-style-name="P5" draw:layer="layout" svg:width="2.585cm" svg:height="0.962cm" svg:x="15.5cm" svg:y="9.342cm">
          <draw:text-box>
            <text:p><text:span text:style-name="T4">internal</text:span></text:p>
          </draw:text-box>
        </draw:frame>
      </draw:page>
      <draw:page draw:name="zzSCRATCH" draw:style-name="dp1" draw:master-page-name="Default">
        <draw:g>
          <draw:rect draw:style-name="gr6" draw:text-style-name="P1" draw:layer="layout" svg:width="2.54cm" svg:height="2.016cm" svg:x="3.6cm" svg:y="17.907cm">
            <text:p/>
          </draw:rect>
          <draw:frame draw:style-name="gr7" draw:text-style-name="P7" draw:layer="layout" svg:width="2.259cm" svg:height="1.75cm" svg:x="3.722cm" svg:y="18.062cm">
            <draw:text-box>
              <text:p text:style-name="P6"><text:span text:style-name="T5">Service</text:span></text:p>
              <text:p text:style-name="P6"><text:span text:style-name="T2">V1</text:span></text:p>
            </draw:text-box>
          </draw:frame>
        </draw:g>
        <draw:g>
          <draw:rect draw:style-name="gr6" draw:text-style-name="P1" draw:layer="layout" svg:width="2.54cm" svg:height="2.016cm" svg:x="7.39cm" svg:y="17.907cm">
            <text:p/>
          </draw:rect>
          <draw:frame draw:style-name="gr7" draw:text-style-name="P7" draw:layer="layout" svg:width="2.259cm" svg:height="1.75cm" svg:x="7.512cm" svg:y="18.062cm">
            <draw:text-box>
              <text:p text:style-name="P6"><text:span text:style-name="T5">Service</text:span></text:p>
              <text:p text:style-name="P6"><text:span text:style-name="T2">V2</text:span></text:p>
            </draw:text-box>
          </draw:frame>
        </draw:g>
        <draw:ellipse draw:style-name="gr8" draw:text-style-name="P1" draw:layer="layout" svg:width="2.579cm" svg:height="2.48cm" svg:x="5.973cm" svg:y="9.922cm">
          <text:p/>
        </draw:ellipse>
        <draw:rect draw:style-name="gr6" draw:text-style-name="P1" draw:layer="layout" svg:width="4.842cm" svg:height="3.532cm" svg:x="4.822cm" svg:y="13.395cm">
          <text:p/>
        </draw:rect>
        <draw:frame draw:style-name="gr7" draw:text-style-name="P7" draw:layer="layout" svg:width="2.559cm" svg:height="0.806cm" svg:x="7.234cm" svg:y="13.478cm">
          <draw:text-box>
            <text:p text:style-name="P6"><text:span text:style-name="T5">REPOSE</text:span></text:p>
          </draw:text-box>
        </draw:frame>
        <draw:g>
          <draw:rect draw:style-name="gr9" draw:text-style-name="P1" draw:layer="layout" svg:width="2.58cm" svg:height="0.853cm" svg:x="5.793cm" svg:y="14.505cm">
            <text:p/>
          </draw:rect>
          <draw:frame draw:style-name="gr7" draw:text-style-name="P8" draw:layer="layout" svg:width="2.809cm" svg:height="0.806cm" svg:x="5.693cm" svg:y="14.505cm">
            <draw:text-box>
              <text:p><text:span text:style-name="T6">Versioning</text:span></text:p>
            </draw:text-box>
          </draw:frame>
        </draw:g>
        <draw:g>
          <draw:rect draw:style-name="gr9" draw:text-style-name="P1" draw:layer="layout" svg:width="2.58cm" svg:height="0.853cm" svg:x="5.833cm" svg:y="15.717cm">
            <text:p/>
          </draw:rect>
          <draw:frame draw:style-name="gr7" draw:text-style-name="P8" draw:layer="layout" svg:width="1.984cm" svg:height="0.806cm" svg:x="6.129cm" svg:y="15.756cm">
            <draw:text-box>
              <text:p><text:span text:style-name="T6">Router</text:span></text:p>
            </draw:text-box>
          </draw:frame>
        </draw:g>
        <draw:frame draw:style-name="gr7" draw:text-style-name="P9" draw:layer="layout" svg:width="2.183cm" svg:height="2.855cm" svg:x="6.151cm" svg:y="9.743cm">
          <draw:text-box>
            <text:p><text:span text:style-name="T7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1-19T17:17:17</dc:date>
    <dc:creator>Rose Coste</dc:creator>
    <meta:editing-duration>PT03H11M44S</meta:editing-duration>
    <meta:editing-cycles>8</meta:editing-cycles>
    <meta:generator>OpenOffice.org/3.2$Unix OpenOffice.org_project/320m18$Build-9502</meta:generator>
    <meta:document-statistic meta:object-count="25"/>
  </office:meta>
</office:document-meta>
</file>